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31in" style:rel-column-width="1070*"/>
    </style:style>
    <style:style style:name="Table1.B" style:family="table-column">
      <style:table-column-properties style:column-width="0.7438in" style:rel-column-width="1071*"/>
    </style:style>
    <style:style style:name="Table1.H" style:family="table-column">
      <style:table-column-properties style:column-width="0.7708in" style:rel-column-width="1110*"/>
    </style:style>
    <style:style style:name="Table1.I" style:family="table-column">
      <style:table-column-properties style:column-width="0.7174in" style:rel-column-width="1033*"/>
    </style:style>
    <style:style style:name="Table1.1" style:family="table-row">
      <style:table-row-properties style:min-row-height="0.7597in"/>
    </style:style>
    <style:style style:name="Table1.A1" style:family="table-cell" style:data-style-name="N0">
      <style:table-cell-properties style:vertical-align="middle" fo:padding="0.0382in" fo:border-left="0.75pt outset #cccccc" fo:border-right="none" fo:border-top="0.75pt outset #cccccc" fo:border-bottom="0.75pt outset #cccccc" style:writing-mode="page"/>
    </style:style>
    <style:style style:name="Table1.D1" style:family="table-cell">
      <style:table-cell-properties style:vertical-align="middle" fo:padding="0.0382in" fo:border-left="0.75pt outset #cccccc" fo:border-right="none" fo:border-top="0.75pt outset #cccccc" fo:border-bottom="0.75pt outset #cccccc" style:writing-mode="page"/>
    </style:style>
    <style:style style:name="Table1.E1" style:family="table-cell">
      <style:table-cell-properties style:vertical-align="middle" fo:padding="0.0382in" fo:border-left="0.75pt outset #cccccc" fo:border-right="none" fo:border-top="0.75pt outset #cccccc" fo:border-bottom="0.75pt outset #cccccc" style:writing-mode="page"/>
    </style:style>
    <style:style style:name="Table1.I1" style:family="table-cell" style:data-style-name="N0">
      <style:table-cell-properties style:vertical-align="middle" fo:padding="0.0382in" fo:border="0.75pt outset #cccccc" style:writing-mode="page"/>
    </style:style>
    <style:style style:name="Table1.A2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B2" style:family="table-cell" style:data-style-name="N0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C2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D2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E2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2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G2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2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3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D3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E3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3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3" style:family="table-cell" style:data-style-name="N0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4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B4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C4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D4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E4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4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G4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4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5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B5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C5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D5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E5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5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G5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H5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I5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6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B6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C6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D6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E6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6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H6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6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7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C7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D7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E7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7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G7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7" style:family="table-cell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8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E8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8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H8" style:family="table-cell">
      <style:table-cell-properties style:vertical-align="middle" fo:background-color="#dddddd" fo:padding="0.0382in" fo:border-left="0.75pt outset #cccccc" fo:border-right="none" fo:border-top="none" fo:border-bottom="0.75pt outset #cccccc" style:writing-mode="page">
        <style:background-image/>
      </style:table-cell-properties>
    </style:style>
    <style:style style:name="Table1.I8" style:family="table-cell" style:data-style-name="N0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Table1.A9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B9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C9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D9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E9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F9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G9" style:family="table-cell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H9" style:family="table-cell" style:data-style-name="N0">
      <style:table-cell-properties style:vertical-align="middle" fo:padding="0.0382in" fo:border-left="0.75pt outset #cccccc" fo:border-right="none" fo:border-top="none" fo:border-bottom="0.75pt outset #cccccc" style:writing-mode="page"/>
    </style:style>
    <style:style style:name="Table1.I9" style:family="table-cell" style:data-style-name="N0">
      <style:table-cell-properties style:vertical-align="middle" fo:padding="0.0382in" fo:border-left="0.75pt outset #cccccc" fo:border-right="0.75pt outset #cccccc" fo:border-top="none" fo:border-bottom="0.75pt outset #cccccc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42pt" fo:font-weight="bold" officeooo:rsid="0014bd30" officeooo:paragraph-rsid="0014bd30" style:font-size-asian="36.75pt" style:font-weight-asian="bold" style:font-size-complex="4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72pt" fo:font-weight="bold" officeooo:rsid="0014bd30" officeooo:paragraph-rsid="0014bd30" style:font-size-asian="63pt" style:font-weight-asian="bold" style:font-size-complex="72pt" style:font-weight-complex="bold"/>
    </style:style>
    <style:style style:name="P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Liberation Sans" fo:font-size="36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36pt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36pt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36pt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Liberation Sans" fo:font-size="36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42pt" fo:font-weight="bold" officeooo:rsid="0014bd30" officeooo:paragraph-rsid="0014bd30" style:font-size-asian="36.75pt" style:font-weight-asian="bold" style:font-size-complex="4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2pt" fo:font-weight="normal" officeooo:rsid="00161515" officeooo:paragraph-rsid="00161515" style:font-size-asian="22pt" style:font-weight-asian="normal" style:font-size-complex="22pt" style:font-weight-complex="normal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15892b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fill="none" draw:fill-color="#ffffff" draw:textarea-horizontal-align="justify" draw:textarea-vertical-align="middle" draw:auto-grow-height="false" fo:min-height="6.8571in" fo:min-width="6.7047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 <text:span text:style-name="T1">U D O K U</text:span></text:p>
      <text:p text:style-name="P1"><draw:custom-shape text:anchor-type="paragraph" draw:z-index="0" draw:name="Shape 2" draw:style-name="gr2" draw:text-style-name="P11" svg:width="6.7051in" svg:height="6.8571in" svg:x="-0.0102in" svg:y="0.6709in"><text:p/><draw:enhanced-geometry svg:viewBox="0 0 21600 21600" draw:type="rectangle" draw:enhanced-path="M 0 0 L 21600 0 21600 21600 0 21600 0 0 Z N"/></draw:custom-shape><draw:line text:anchor-type="paragraph" draw:z-index="1" draw:name="Vertical line 1" draw:style-name="gr1" draw:text-style-name="P10" svg:x1="2.2339in" svg:y1="0.6709in" svg:x2="2.2339in" svg:y2="7.528in"><text:p/></draw:line><draw:line text:anchor-type="paragraph" draw:z-index="2" draw:name="Vertical line 2" draw:style-name="gr1" draw:text-style-name="P10" svg:x1="4.45in" svg:y1="0.6709in" svg:x2="4.45in" svg:y2="7.528in"><text:p/></draw:line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2"/>
        <table:table-column table:style-name="Table1.H"/>
        <table:table-column table:style-name="Table1.I"/>
        <table:table-row table:style-name="Table1.1">
          <table:table-cell table:style-name="Table1.A1" office:value-type="float" office:value="6">
            <text:p text:style-name="P3"><draw:line text:anchor-type="paragraph" draw:z-index="3" draw:name="Vertical line 3" draw:style-name="gr1" draw:text-style-name="P10" svg:x1="-0.0484in" svg:y1="2.1756in" svg:x2="6.6563in" svg:y2="2.1854in"><text:p/></draw:line>6</text:p>
          </table:table-cell>
          <table:table-cell table:style-name="Table1.A1" office:value-type="float" office:value="2">
            <text:p text:style-name="P3">2</text:p>
          </table:table-cell>
          <table:table-cell table:style-name="Table1.A1" office:value-type="float" office:value="7">
            <text:p text:style-name="P3">7</text:p>
          </table:table-cell>
          <table:table-cell table:style-name="Table1.D1" office:value-type="string">
            <text:p text:style-name="P5"/>
          </table:table-cell>
          <table:table-cell table:style-name="Table1.E1" office:value-type="string">
            <text:p text:style-name="P5"/>
          </table:table-cell>
          <table:table-cell table:style-name="Table1.A1" office:value-type="float" office:value="8">
            <text:p text:style-name="P3">8</text:p>
          </table:table-cell>
          <table:table-cell table:style-name="Table1.A1" office:value-type="float" office:value="1">
            <text:p text:style-name="P3">1</text:p>
          </table:table-cell>
          <table:table-cell table:style-name="Table1.A1" office:value-type="float" office:value="3">
            <text:p text:style-name="P3">3</text:p>
          </table:table-cell>
          <table:table-cell table:style-name="Table1.I1" office:value-type="float" office:value="4">
            <text:p text:style-name="P3">4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float" office:value="8">
            <text:p text:style-name="P3">8</text:p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5"/>
          </table:table-cell>
          <table:table-cell table:style-name="Table1.E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B2" office:value-type="float" office:value="7">
            <text:p text:style-name="P3">7</text:p>
          </table:table-cell>
          <table:table-cell table:style-name="Table1.I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5"><draw:line text:anchor-type="paragraph" draw:z-index="4" draw:name="Vertical line 4" draw:style-name="gr1" draw:text-style-name="P10" svg:x1="-0.0484in" svg:y1="2.9327in" svg:x2="6.6563in" svg:y2="2.9327in"><text:p/></draw:line></text:p>
          </table:table-cell>
          <table:table-cell table:style-name="Table1.B2" office:value-type="float" office:value="4">
            <text:p text:style-name="P3">4</text:p>
          </table:table-cell>
          <table:table-cell table:style-name="Table1.B2" office:value-type="float" office:value="3">
            <text:p text:style-name="P3">3</text:p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F3" office:value-type="string">
            <text:p text:style-name="P5"/>
          </table:table-cell>
          <table:table-cell table:style-name="Table1.B2" office:value-type="float" office:value="9">
            <text:p text:style-name="P3">9</text:p>
          </table:table-cell>
          <table:table-cell table:style-name="Table1.B2" office:value-type="float" office:value="2">
            <text:p text:style-name="P3">2</text:p>
          </table:table-cell>
          <table:table-cell table:style-name="Table1.I3" office:value-type="float" office:value="8">
            <text:p text:style-name="P3">8</text:p>
          </table:table-cell>
        </table:table-row>
        <table:table-row table:style-name="Table1.1">
          <table:table-cell table:style-name="Table1.A4" office:value-type="float" office:value="3">
            <text:p text:style-name="P3">3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4" office:value-type="float" office:value="9">
            <text:p text:style-name="P3">9</text:p>
          </table:table-cell>
          <table:table-cell table:style-name="Table1.F4" office:value-type="string">
            <text:p text:style-name="P5"/>
          </table:table-cell>
          <table:table-cell table:style-name="Table1.G4" office:value-type="string">
            <text:p text:style-name="P5"/>
          </table:table-cell>
          <table:table-cell table:style-name="Table1.B2" office:value-type="float" office:value="8">
            <text:p text:style-name="P3">8</text:p>
          </table:table-cell>
          <table:table-cell table:style-name="Table1.I4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/>
          </table:table-cell>
          <table:table-cell table:style-name="Table1.B5" office:value-type="float" office:value="1">
            <text:p text:style-name="P3">1</text:p>
          </table:table-cell>
          <table:table-cell table:style-name="Table1.C5" office:value-type="float" office:value="8">
            <text:p text:style-name="P3">8</text:p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float" office:value="5">
            <text:p text:style-name="P3">5</text:p>
          </table:table-cell>
          <table:table-cell table:style-name="Table1.G5" office:value-type="float" office:value="7">
            <text:p text:style-name="P3">7</text:p>
          </table:table-cell>
          <table:table-cell table:style-name="Table1.H5" office:value-type="string">
            <text:p text:style-name="P5"/>
          </table:table-cell>
          <table:table-cell table:style-name="Table1.I5" office:value-type="string">
            <text:p text:style-name="P5"/>
          </table:table-cell>
        </table:table-row>
        <table:table-row table:style-name="Table1.1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F6" office:value-type="string">
            <text:p text:style-name="P5"/>
          </table:table-cell>
          <table:table-cell table:style-name="Table1.B2" office:value-type="float" office:value="3">
            <text:p text:style-name="P3">3</text:p>
          </table:table-cell>
          <table:table-cell table:style-name="Table1.H6" office:value-type="string">
            <text:p text:style-name="P5"/>
          </table:table-cell>
          <table:table-cell table:style-name="Table1.I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5"/>
          </table:table-cell>
          <table:table-cell table:style-name="Table1.B2" office:value-type="float" office:value="7">
            <text:p text:style-name="P3">7</text:p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E7" office:value-type="float" office:value="2">
            <text:p text:style-name="P3">2</text:p>
          </table:table-cell>
          <table:table-cell table:style-name="Table1.F7" office:value-type="string">
            <text:p text:style-name="P5"/>
          </table:table-cell>
          <table:table-cell table:style-name="Table1.G7" office:value-type="string">
            <text:p text:style-name="P5"/>
          </table:table-cell>
          <table:table-cell table:style-name="Table1.B2" office:value-type="float" office:value="5">
            <text:p text:style-name="P3">5</text:p>
          </table:table-cell>
          <table:table-cell table:style-name="Table1.I7" office:value-type="string">
            <text:p text:style-name="P5"/>
          </table:table-cell>
        </table:table-row>
        <table:table-row table:style-name="Table1.1">
          <table:table-cell table:style-name="Table1.A8" office:value-type="string">
            <text:p text:style-name="P5"/>
          </table:table-cell>
          <table:table-cell table:style-name="Table1.B2" office:value-type="float" office:value="3">
            <text:p text:style-name="P3">3</text:p>
          </table:table-cell>
          <table:table-cell table:style-name="Table1.B2" office:value-type="float" office:value="2">
            <text:p text:style-name="P3">2</text:p>
          </table:table-cell>
          <table:table-cell table:style-name="Table1.B2" office:value-type="float" office:value="5">
            <text:p text:style-name="P3">5</text:p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5"/>
          </table:table-cell>
          <table:table-cell table:style-name="Table1.B2" office:value-type="float" office:value="6">
            <text:p text:style-name="P3">6</text:p>
          </table:table-cell>
          <table:table-cell table:style-name="Table1.H8" office:value-type="string">
            <text:p text:style-name="P5"/>
          </table:table-cell>
          <table:table-cell table:style-name="Table1.I8" office:value-type="float" office:value="1">
            <text:p text:style-name="P3">1</text:p>
          </table:table-cell>
        </table:table-row>
        <table:table-row table:style-name="Table1.1">
          <table:table-cell table:style-name="Table1.A9" office:value-type="string">
            <text:p text:style-name="P5"/>
          </table:table-cell>
          <table:table-cell table:style-name="Table1.B9" office:value-type="float" office:value="5">
            <text:p text:style-name="P3">5</text:p>
          </table:table-cell>
          <table:table-cell table:style-name="Table1.C9" office:value-type="float" office:value="6">
            <text:p text:style-name="P3">6</text:p>
          </table:table-cell>
          <table:table-cell table:style-name="Table1.D9" office:value-type="string">
            <text:p text:style-name="P5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P5"/>
          </table:table-cell>
          <table:table-cell table:style-name="Table1.H9" office:value-type="float" office:value="4">
            <text:p text:style-name="P3">4</text:p>
          </table:table-cell>
          <table:table-cell table:style-name="Table1.I9" office:value-type="float" office:value="7">
            <text:p text:style-name="P4">7</text:p>
          </table:table-cell>
        </table:table-row>
      </table:table>
      <text:p text:style-name="P1"/>
      <text:p text:style-name="P9">Type: Windok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2:18:09.771858790</meta:creation-date>
    <dc:date>2026-01-16T22:40:50.067428238</dc:date>
    <meta:editing-duration>PT18M20S</meta:editing-duration>
    <meta:editing-cycles>6</meta:editing-cycles>
    <meta:generator>LibreOffice/24.2.7.2$Linux_X86_64 LibreOffice_project/420$Build-2</meta:generator>
    <meta:print-date>2026-01-16T22:27:01.291027477</meta:print-date>
    <meta:printed-by>PDF files</meta:printed-by>
    <meta:document-statistic meta:table-count="1" meta:image-count="0" meta:object-count="0" meta:page-count="1" meta:paragraph-count="36" meta:word-count="42" meta:character-count="58" meta:non-whitespace-character-count="52"/>
  </office:meta>
</office:document-meta>
</file>